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4edcf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371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b1f3" fo:background-color="#f6f9d4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abac5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color="#c9211e" loext:opacity="100%" fo:font-size="14pt" fo:font-weight="bold" officeooo:rsid="0049597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color="#c9211e" loext:opacity="100%" fo:font-size="14pt" fo:font-weight="bold" officeooo:rsid="00227c77" style:font-size-asian="14pt" style:font-weight-asian="bold" style:font-size-complex="14pt" style:font-weight-complex="bold"/>
    </style:style>
    <style:style style:name="T5" style:family="text">
      <style:text-properties fo:color="#c9211e" loext:opacity="100%" fo:font-size="14pt" fo:font-weight="bold" officeooo:rsid="00227c77" fo:background-color="#dde8cb" loext:char-shading-value="0" style:font-size-asian="14pt" style:font-weight-asian="bold" style:font-size-complex="14pt" style:font-weight-complex="bold"/>
    </style:style>
    <style:style style:name="T6" style:family="text">
      <style:text-properties fo:color="#c9211e" loext:opacity="100%" fo:font-size="14pt" fo:font-weight="bold" officeooo:rsid="00227c77" fo:background-color="#dde8cb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a933" loext:opacity="100%" style:font-name="Arial" fo:font-size="14pt" fo:letter-spacing="normal" fo:font-style="normal" fo:font-weight="bold" officeooo:rsid="00431bdb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a933" loext:opacity="100%" style:font-name="Arial" fo:font-size="14pt" fo:letter-spacing="normal" fo:font-style="normal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a933" loext:opacity="100%" style:font-name="Arial" fo:font-size="14pt" fo:letter-spacing="normal" fo:font-style="normal" fo:font-weight="bold" officeooo:rsid="003e666a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a933" loext:opacity="100%" style:font-name="Arial" fo:font-size="14pt" fo:letter-spacing="normal" fo:font-style="normal" fo:font-weight="bold" officeooo:rsid="0044edcf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a933" loext:opacity="100%" style:font-name="Arial" fo:font-size="14pt" fo:letter-spacing="normal" fo:font-style="normal" fo:font-weight="bold" officeooo:rsid="0041afc6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a933" loext:opacity="100%" style:font-name="Arial" fo:font-size="14pt" fo:letter-spacing="normal" fo:font-style="normal" fo:font-weight="bold" officeooo:rsid="0045371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a933" loext:opacity="100%" style:font-name="Arial" fo:font-size="14pt" fo:letter-spacing="normal" fo:font-style="normal" fo:font-weight="bold" officeooo:rsid="0045b1f3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a933" loext:opacity="100%" style:font-name="Arial" fo:font-size="14pt" fo:letter-spacing="normal" fo:font-style="normal" fo:font-weight="bold" officeooo:rsid="0047b01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joshua-riek.github.io/ubuntu-rockchip-download/boards/orangepi-5-pro.html" text:style-name="Internet_20_link" text:visited-style-name="Visited_20_Internet_20_Link"><text:span text:style-name="Source_20_Text"><text:span text:style-name="T6">https://joshua-riek.github.io/ubuntu-rockchip-download/boards/orangepi-5-pro.html</text:span></text:span></text:a></text:p>
      <text:p text:style-name="P1"><text:span text:style-name="Source_20_Text"><text:span text:style-name="T6">http://www.orangepi.org/html/hardWare/computerAndMicrocontrollers/service-and-support/Orange-Pi-5-Pro.html</text:span></text:span></text:p>
      <text:p text:style-name="P1"><text:span text:style-name="Source_20_Text"><text:span text:style-name="T6"/></text:span></text:p>
      <text:p text:style-name="P11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1"><text:span text:style-name="Source_20_Text"><text:span text:style-name="T2"/></text:span></text:p>
      <text:p text:style-name="P1"><text:span text:style-name="Source_20_Text"><text:span text:style-name="T1">https://www.armbian.com/orange-pi-5-pro/</text:span></text:span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p text:style-name="P1"><text:a xlink:type="simple" xlink:href="https://radix.pro/devices/orange-pi5/" text:style-name="Internet_20_link" text:visited-style-name="Visited_20_Internet_20_Link"><text:span text:style-name="Source_20_Text">https://radix.pro/devices/orange-pi5/</text:span></text:a><text:span text:style-name="Source_20_Text"><text:span text:style-name="T1"> <text:s text:c="3"/></text:span></text:span><text:span text:style-name="Source_20_Text"><text:span text:style-name="T3">(Прошивка на SPI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h text:style-name="P2" text:outline-level="1"><text:span text:style-name="Source_20_Text"><text:span text:style-name="T8">sudo </text:span></text:span><text:span text:style-name="Source_20_Text"><text:span text:style-name="T9">dcfldd <text:s/></text:span></text:span><text:span text:style-name="Source_20_Text"><text:span text:style-name="T10">if=/dev/sd</text:span></text:span><text:span text:style-name="Source_20_Text"><text:span text:style-name="T11">c</text:span></text:span><text:span text:style-name="Source_20_Text"><text:span text:style-name="T10"> of=orange.img hash=sha256 hashlog=file.hash</text:span></text:span></text:h>
      <text:h text:style-name="P3" text:outline-level="1"><text:span text:style-name="Source_20_Text"><text:span text:style-name="T8">sudo </text:span></text:span><text:span text:style-name="Source_20_Text"><text:span text:style-name="T9">dcfldd <text:s/></text:span></text:span><text:span text:style-name="Source_20_Text"><text:span text:style-name="T10">if=orange.img of=/</text:span></text:span><text:span text:style-name="Source_20_Text"><text:span text:style-name="T12">dev/sd</text:span></text:span><text:span text:style-name="Source_20_Text"><text:span text:style-name="T15">c</text:span></text:span></text:h>
      <text:p text:style-name="P4"><text:span text:style-name="Source_20_Text"><text:span text:style-name="T7"/></text:span></text:p>
      <text:p text:style-name="P8"><text:span text:style-name="Source_20_Text"><text:span text:style-name="T13">сd “PATCH TO ARCHIVE”</text:span></text:span></text:p>
      <text:p text:style-name="P7"><text:span text:style-name="Source_20_Text"><text:span text:style-name="T9">sudo dd if=/dev/zero of=zerofile bs=1M</text:span></text:span></text:p>
      <text:p text:style-name="P9"><text:span text:style-name="Source_20_Text"><text:span text:style-name="T14">rm zerofile</text:span></text:span></text:p>
      <text:h text:style-name="P5" text:outline-level="1"><text:span text:style-name="Source_20_Text"><text:span text:style-name="T9">sudo dcfldd <text:s/>if=/dev/sdc | gzip -c &gt; orange.img.iso.zip </text:span></text:span></text:h>
      <text:p text:style-name="P6"><text:span text:style-name="Source_20_Text"><text:span text:style-name="T9">gunzip -c orange.img.iso.zip | sudo dcfldd of=/dev/sdc</text:span></text:span></text:p>
      <text:p text:style-name="P6"><text:span text:style-name="Source_20_Text"><text:span text:style-name="T9"/></text:span></text:p>
      <text:p text:style-name="P6"><text:span text:style-name="Source_20_Text"><text:span text:style-name="T9">watch progress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4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8-16T16:47:54.449877883</dc:date>
    <meta:editing-duration>PT6H17M36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47" meta:character-count="664" meta:non-whitespace-character-count="624"/>
  </office:meta>
</office:document-meta>
</file>